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a66ae" officeooo:paragraph-rsid="000a66ae"/>
    </style:style>
    <style:style style:name="P5" style:family="paragraph" style:parent-style-name="Standard">
      <style:text-properties officeooo:rsid="000b2308" officeooo:paragraph-rsid="000b2308"/>
    </style:style>
    <style:style style:name="P6" style:family="paragraph" style:parent-style-name="Standard">
      <style:text-properties officeooo:rsid="000b484a" officeooo:paragraph-rsid="000b484a"/>
    </style:style>
    <style:style style:name="P7" style:family="paragraph" style:parent-style-name="Standard">
      <style:text-properties officeooo:rsid="000b484a" officeooo:paragraph-rsid="000b484a"/>
    </style:style>
    <style:style style:name="T1" style:family="text">
      <style:text-properties officeooo:rsid="0009299f"/>
    </style:style>
    <style:style style:name="T2" style:family="text">
      <style:text-properties officeooo:rsid="000c88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2 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3">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4">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4"/>
      <text:p text:style-name="P4"/>
      <text:p text:style-name="P5">The desktop</text:p>
      <text:p text:style-name="P5"/>
      <text:p text:style-name="P5"/>
      <text:p text:style-name="P5">Sonar Comes in two editions, depending on the desktop used. Gnome, which uses the gnome shell desktop environment, and mate, which uses the mate desktop environment. We'll cover gnome first, followed by mate.</text:p>
      <text:p text:style-name="P5"/>
      <text:p text:style-name="P5">A tour of the gnome desktop</text:p>
      <text:p text:style-name="P6"/>
      <text:p text:style-name="P6">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both wired and wireless networks, connect to bluetooth devices (only applicable if you have <text:s/>bluetooth hardware installed),</text:span> and toggle on and off accessibility settings. To cycle between the top panel, the desktop, and the list of open windows, press control+alt+tab. If you want to minimize all windows and focus on the desktop at any time, press windows+d.</text:p>
      <text:p text:style-name="P6"/>
      <text:p text:style-name="P6">The dash</text:p>
      <text:p text:style-name="P6"/>
      <text:p text:style-name="P6">A lot of your time in gnome will be spent in the dash. This can best be thought of as a central place from which you can search your installed programs, the web, install new software, your music, and your files. To open the dash at any time, press the windows key. Orca should announce “dash panel. Search text.” Just start typing. Results will appear on the screen. Use the arrow keys to move around them. When you find the one you want, press enter. The results look as follows. The top most row of <text:soft-page-break/>results are always installed programs which match your search. Press the down arrow. You're in the settings area, where only results which match settings you can change appear. Below this are results which match files and folders on your computer. The last row is software that isn't installed on your computer, but can be. If you click on one of these results, you will be taken to gnome software, where you can install the software with a single click of the install butt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5-25T22:52:42.619694545</dc:date>
    <meta:editing-duration>PT34M26S</meta:editing-duration>
    <meta:editing-cycles>10</meta:editing-cycles>
    <meta:generator>LibreOffice/4.4.3.2$Linux_X86_64 LibreOffice_project/40m0$Build-2</meta:generator>
    <meta:document-statistic meta:table-count="0" meta:image-count="0" meta:object-count="0" meta:page-count="2" meta:paragraph-count="12" meta:word-count="588" meta:character-count="3471" meta:non-whitespace-character-count="2893"/>
  </office:meta>
</office:document-meta>
</file>